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4.xml" manifest:media-type="text/xml"/>
  <manifest:file-entry manifest:full-path="Basic/VBAProject/ThisWorkbook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ゴシック" svg:font-family="'ＭＳ ゴシック'" style:font-family-generic="swiss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58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1.85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6cm" fo:break-before="auto" style:use-optimal-row-height="true"/>
    </style:style>
    <style:style style:name="ta1" style:family="table" style:master-page-name="PageStyle_5f_テニスコート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10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020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/>
    </style:style>
    <style:style style:name="ce1021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ＭＳ Ｐゴシック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name-complex="ＭＳ Ｐゴシック1" style:font-size-complex="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ＭＳ Ｐゴシック" style:font-size-complex="9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4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/>
    </style:style>
    <style:style style:name="ce1049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a933"/>
    </style:style>
    <style:style style:name="ce1050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/>
    </style:style>
    <style:style style:name="ce46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a933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a6a6a6" style:text-outline="false" style:text-line-through-style="none" style:text-line-through-typ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name-complex="ＭＳ Ｐゴシック" style:font-size-complex="11pt" style:font-style-complex="italic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ce5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テニスコート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26" table:default-cell-style-name="Default"/>
        <table:table-column table:style-name="co8" table:number-columns-repeated="16128" table:default-cell-style-name="Default"/>
        <table:table-row table:style-name="ro1" table:number-rows-repeated="3">
          <table:table-cell table:number-columns-repeated="16382"/>
        </table:table-row>
        <table:table-row table:style-name="ro1">
          <table:table-cell table:number-columns-repeated="11"/>
          <table:table-cell table:style-name="ce31"/>
          <table:table-cell table:number-columns-repeated="16370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6"/>
          <table:table-cell table:style-name="ce10"/>
          <table:table-cell table:style-name="ce50"/>
          <table:table-cell table:number-columns-repeated="16362"/>
        </table:table-row>
        <table:table-row table:style-name="ro1">
          <table:table-cell table:number-columns-repeated="3"/>
          <table:table-cell table:style-name="ce2" office:value-type="string" calcext:value-type="string">
            <text:p>(-1048.5,2188.5)</text:p>
          </table:table-cell>
          <table:table-cell table:style-name="ce7" table:number-columns-repeated="7"/>
          <table:table-cell table:style-name="ce32" office:value-type="string" calcext:value-type="string">
            <text:p>(0,2188.5)</text:p>
          </table:table-cell>
          <table:table-cell table:style-name="ce7" table:number-columns-repeated="5"/>
          <table:table-cell table:style-name="ce7" office:value-type="string" calcext:value-type="string">
            <text:p>(1048.5,2188.5)</text:p>
          </table:table-cell>
          <table:table-cell table:style-name="ce47"/>
          <table:table-cell table:number-columns-repeated="16363"/>
        </table:table-row>
        <table:table-row table:style-name="ro2">
          <table:table-cell table:number-columns-repeated="3"/>
          <table:table-cell table:style-name="ce3"/>
          <table:table-cell table:style-name="ce6" table:number-columns-repeated="3"/>
          <table:table-cell table:style-name="ce6" office:value-type="string" calcext:value-type="string">
            <text:p>ベースラインから後ろは8m以上</text:p>
          </table:table-cell>
          <table:table-cell table:style-name="ce6" table:number-columns-repeated="10"/>
          <table:table-cell table:style-name="ce48"/>
          <table:table-cell table:number-columns-repeated="16363"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長さ23.77m</text:p>
          </table:table-cell>
          <table:table-cell table:style-name="ce6" table:number-columns-repeated="5"/>
          <table:table-cell table:style-name="ce6" office:value-type="string" calcext:value-type="string">
            <text:p>幅 ダブルス10.97mシングルス8.23m</text:p>
          </table:table-cell>
          <table:table-cell table:style-name="ce6" table:number-columns-repeated="7"/>
          <table:table-cell table:style-name="ce48"/>
          <table:table-cell table:number-columns-repeated="16363"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サイドラインから外は5m以上</text:p>
          </table:table-cell>
          <table:table-cell table:style-name="ce6" table:number-columns-repeated="13"/>
          <table:table-cell table:style-name="ce48"/>
          <table:table-cell table:number-columns-repeated="16363"/>
        </table:table-row>
        <table:table-row table:style-name="ro1">
          <table:table-cell table:number-columns-repeated="3"/>
          <table:table-cell table:style-name="ce3"/>
          <table:table-cell table:style-name="ce6"/>
          <table:table-cell table:style-name="ce1010" office:value-type="string" calcext:value-type="string">
            <text:p>(-548.5,1188.5)</text:p>
          </table:table-cell>
          <table:table-cell table:style-name="ce16" table:number-columns-repeated="8"/>
          <table:table-cell table:style-name="ce16" office:value-type="string" calcext:value-type="string">
            <text:p>(411.5,1188.5)</text:p>
          </table:table-cell>
          <table:table-cell table:style-name="ce16" table:number-columns-repeated="2"/>
          <table:table-cell table:style-name="ce10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 office:value-type="string" calcext:value-type="string">
            <text:p>(-441.5,1188.5)</text:p>
          </table:table-cell>
          <table:table-cell table:style-name="ce11" table:number-columns-repeated="3"/>
          <table:table-cell table:style-name="ce11" office:value-type="string" calcext:value-type="string">
            <text:p>x=0</text:p>
          </table:table-cell>
          <table:table-cell table:style-name="ce33" office:value-type="string" calcext:value-type="string">
            <text:p>(0,1188.5)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 office:value-type="string" calcext:value-type="string">
            <text:p>(548.5,1188.5)</text:p>
          </table:table-cell>
          <table:table-cell table:style-name="ce48"/>
          <table:table-cell/>
          <table:table-cell office:value-type="string" calcext:value-type="string">
            <text:p>ベースライン</text:p>
          </table:table-cell>
          <table:table-cell/>
          <table:table-cell office:value-type="float" office:value="-548.5" calcext:value-type="float">
            <text:p>-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10" calcext:value-type="float">
            <text:p>10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11" office:value-type="float" office:value="23.77" calcext:value-type="float">
            <text:p>23.77</text:p>
          </table:table-cell>
          <table:table-cell table:style-name="ce11" office:value-type="string" calcext:value-type="string">
            <text:p>太さ5cm 長さ10cm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 table:number-rows-repeated="2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2"/>
          <table:table-cell table:style-name="ce17"/>
          <table:table-cell table:style-name="ce11"/>
          <table:table-cell table:style-name="ce11" office:value-type="string" calcext:value-type="string">
            <text:p>太さ5cm</text:p>
          </table:table-cell>
          <table:table-cell table:style-name="ce11" table:number-columns-repeated="6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string" calcext:value-type="string">
            <text:p>サービスライン</text:p>
          </table:table-cell>
          <table:table-cell/>
          <table:table-cell office:value-type="float" office:value="-411.5" calcext:value-type="float">
            <text:p>-411.5</text:p>
          </table:table-cell>
          <table:table-cell office:value-type="float" office:value="640" calcext:value-type="float">
            <text:p>640</text:p>
          </table:table-cell>
          <table:table-cell office:value-type="float" office:value="411.5" calcext:value-type="float">
            <text:p>411.5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8" office:value-type="string" calcext:value-type="string">
            <text:p>(-411.5,640)</text:p>
          </table:table-cell>
          <table:table-cell table:style-name="ce21" table:number-columns-repeated="3"/>
          <table:table-cell table:style-name="ce27"/>
          <table:table-cell table:style-name="ce18" office:value-type="string" calcext:value-type="string">
            <text:p>(0,+640)</text:p>
          </table:table-cell>
          <table:table-cell table:style-name="ce21" table:number-columns-repeated="2"/>
          <table:table-cell table:style-name="ce21" office:value-type="string" calcext:value-type="string">
            <text:p>(-411.5,640)</text:p>
          </table:table-cell>
          <table:table-cell table:style-name="ce27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1048" office:value-type="string" calcext:value-type="string">
            <text:p>ネット位置+0.914</text:p>
          </table:table-cell>
          <table:table-cell table:style-name="ce6"/>
          <table:table-cell table:style-name="ce48"/>
          <table:table-cell table:number-columns-repeated="2"/>
          <table:table-cell table:style-name="ce51"/>
          <table:table-cell table:number-columns-repeated="16360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 office:value-type="string" calcext:value-type="string">
            <text:p>太さ2.5〜5cm</text:p>
          </table:table-cell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1049" table:formula="of:=4.115+0.914" office:value-type="float" office:value="5.029" calcext:value-type="float">
            <text:p>5.029</text:p>
          </table:table-cell>
          <table:table-cell table:style-name="ce1052" table:formula="of:=5.485+0.914" office:value-type="float" office:value="6.399" calcext:value-type="float">
            <text:p>6.399</text:p>
          </table:table-cell>
          <table:table-cell table:style-name="ce48"/>
          <table:table-cell/>
          <table:table-cell office:value-type="string" calcext:value-type="string">
            <text:p>センターマーク</text:p>
          </table:table-cell>
          <table:table-cell table:style-name="ce51"/>
          <table:table-cell office:value-type="float" office:value="0" calcext:value-type="float">
            <text:p>0</text:p>
          </table:table-cell>
          <table:table-cell office:value-type="float" office:value="1188.5" calcext:value-type="float">
            <text:p>1188.5</text:p>
          </table:table-cell>
          <table:table-cell office:value-type="float" office:value="0" calcext:value-type="float">
            <text:p>0</text:p>
          </table:table-cell>
          <table:table-cell office:value-type="float" office:value="1178.5" calcext:value-type="float">
            <text:p>1178.5</text:p>
          </table:table-cell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3"/>
          <table:table-cell table:style-name="ce1020" office:value-type="string" calcext:value-type="string">
            <text:p>ネットの高さ1.07m</text:p>
          </table:table-cell>
          <table:table-cell table:style-name="ce22" table:number-columns-repeated="3"/>
          <table:table-cell table:style-name="ce29"/>
          <table:table-cell table:style-name="ce1020" office:value-type="string" calcext:value-type="string">
            <text:p>ネットの高さ0.914m</text:p>
          </table:table-cell>
          <table:table-cell table:style-name="ce22" table:number-columns-repeated="3"/>
          <table:table-cell table:style-name="ce29"/>
          <table:table-cell table:style-name="ce1050" office:value-type="string" calcext:value-type="string">
            <text:p>ネットの高さ1.07m</text:p>
          </table:table-cell>
          <table:table-cell table:style-name="ce6"/>
          <table:table-cell table:style-name="ce48"/>
          <table:table-cell/>
          <table:table-cell office:value-type="string" calcext:value-type="string">
            <text:p>サイドライン</text:p>
          </table:table-cell>
          <table:table-cell/>
          <table:table-cell office:value-type="float" office:value="-548.5" calcext:value-type="float">
            <text:p>-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-548.5" calcext:value-type="float">
            <text:p>-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4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 office:value-type="string" calcext:value-type="string">
            <text:p>x=0</text:p>
          </table:table-cell>
          <table:table-cell table:style-name="ce17" office:value-type="string" calcext:value-type="string">
            <text:p>(0,0)</text:p>
          </table:table-cell>
          <table:table-cell table:style-name="ce11" table:number-columns-repeated="3"/>
          <table:table-cell table:style-name="ce28" office:value-type="float" office:value="4.115" calcext:value-type="float">
            <text:p>4.115</text:p>
          </table:table-cell>
          <table:table-cell table:style-name="ce45" office:value-type="float" office:value="5.485" calcext:value-type="float">
            <text:p>5.485</text:p>
          </table:table-cell>
          <table:table-cell table:style-name="ce6"/>
          <table:table-cell table:style-name="ce48"/>
          <table:table-cell/>
          <table:table-cell office:value-type="string" calcext:value-type="string">
            <text:p>シングルス左</text:p>
          </table:table-cell>
          <table:table-cell/>
          <table:table-cell office:value-type="float" office:value="-441.5" calcext:value-type="float">
            <text:p>-441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-441.5" calcext:value-type="float">
            <text:p>-441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 office:value-type="string" calcext:value-type="string">
            <text:p>Y=0</text:p>
          </table:table-cell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string" calcext:value-type="string">
            <text:p>センターライ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-640" calcext:value-type="float">
            <text:p>-640</text:p>
          </table:table-cell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string" calcext:value-type="string">
            <text:p>シングルス右</text:p>
          </table:table-cell>
          <table:table-cell/>
          <table:table-cell office:value-type="float" office:value="441.5" calcext:value-type="float">
            <text:p>441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441.5" calcext:value-type="float">
            <text:p>441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 office:value-type="string" calcext:value-type="string">
            <text:p>←5cm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string" calcext:value-type="string">
            <text:p>サイドライン</text:p>
          </table:table-cell>
          <table:table-cell/>
          <table:table-cell office:value-type="float" office:value="548.5" calcext:value-type="float">
            <text:p>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4"/>
          <table:table-cell table:style-name="ce1021" office:value-type="string" calcext:value-type="string">
            <text:p>(-411.5,-640)</text:p>
          </table:table-cell>
          <table:table-cell table:style-name="ce23" table:number-columns-repeated="3"/>
          <table:table-cell table:style-name="ce30" office:value-type="string" calcext:value-type="string">
            <text:p>x=0</text:p>
          </table:table-cell>
          <table:table-cell table:style-name="ce34" office:value-type="string" calcext:value-type="string">
            <text:p>(0,-640)</text:p>
          </table:table-cell>
          <table:table-cell table:style-name="ce23" table:number-columns-repeated="2"/>
          <table:table-cell table:style-name="ce23" office:value-type="string" calcext:value-type="string">
            <text:p>(411.5,-640)</text:p>
          </table:table-cell>
          <table:table-cell table:style-name="ce30"/>
          <table:table-cell table:style-name="ce45"/>
          <table:table-cell table:style-name="ce6"/>
          <table:table-cell table:style-name="ce48"/>
          <table:table-cell/>
          <table:table-cell office:value-type="string" calcext:value-type="string">
            <text:p>センターマーク</text:p>
          </table:table-cell>
          <table:table-cell table:style-name="ce51"/>
          <table:table-cell office:value-type="float" office:value="0" calcext:value-type="float">
            <text:p>0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0" calcext:value-type="float">
            <text:p>0</text:p>
          </table:table-cell>
          <table:table-cell office:value-type="float" office:value="-1178.5" calcext:value-type="float">
            <text:p>-1178.5</text:p>
          </table:table-cell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string" calcext:value-type="string">
            <text:p>サービスライン</text:p>
          </table:table-cell>
          <table:table-cell/>
          <table:table-cell office:value-type="float" office:value="-411.5" calcext:value-type="float">
            <text:p>-411.5</text:p>
          </table:table-cell>
          <table:table-cell office:value-type="float" office:value="-640" calcext:value-type="float">
            <text:p>-640</text:p>
          </table:table-cell>
          <table:table-cell office:value-type="float" office:value="411.5" calcext:value-type="float">
            <text:p>411.5</text:p>
          </table:table-cell>
          <table:table-cell office:value-type="float" office:value="-640" calcext:value-type="float">
            <text:p>-640</text:p>
          </table:table-cell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string" calcext:value-type="string">
            <text:p>ネットS</text:p>
          </table:table-cell>
          <table:table-cell table:style-name="ce51"/>
          <table:table-cell office:value-type="float" office:value="-5029" calcext:value-type="float">
            <text:p>-5029</text:p>
          </table:table-cell>
          <table:table-cell office:value-type="float" office:value="0" calcext:value-type="float">
            <text:p>0</text:p>
          </table:table-cell>
          <table:table-cell office:value-type="float" office:value="5029" calcext:value-type="float">
            <text:p>50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string" calcext:value-type="string">
            <text:p>ネットD</text:p>
          </table:table-cell>
          <table:table-cell/>
          <table:table-cell office:value-type="float" office:value="6399" calcext:value-type="float">
            <text:p>6399</text:p>
          </table:table-cell>
          <table:table-cell office:value-type="float" office:value="0" calcext:value-type="float">
            <text:p>0</text:p>
          </table:table-cell>
          <table:table-cell office:value-type="float" office:value="6399" calcext:value-type="float">
            <text:p>63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5"/>
          <table:table-cell table:style-name="ce19"/>
          <table:table-cell table:style-name="ce22" table:number-columns-repeated="4"/>
          <table:table-cell table:style-name="ce19" office:value-type="string" calcext:value-type="string">
            <text:p>←5cm</text:p>
          </table:table-cell>
          <table:table-cell table:style-name="ce22"/>
          <table:table-cell table:style-name="ce22" office:value-type="string" calcext:value-type="string">
            <text:p>↓10cm</text:p>
          </table:table-cell>
          <table:table-cell table:style-name="ce22"/>
          <table:table-cell table:style-name="ce29"/>
          <table:table-cell table:style-name="ce46"/>
          <table:table-cell table:style-name="ce10"/>
          <table:table-cell table:style-name="ce48"/>
          <table:table-cell/>
          <table:table-cell office:value-type="string" calcext:value-type="string">
            <text:p>ベースライン</text:p>
          </table:table-cell>
          <table:table-cell/>
          <table:table-cell office:value-type="float" office:value="-548.5" calcext:value-type="float">
            <text:p>-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-1188.5" calcext:value-type="float">
            <text:p>-1188.5</text:p>
          </table:table-cell>
          <table:table-cell table:style-name="ce52" office:value-type="float" office:value="10" calcext:value-type="float">
            <text:p>10.0 </text:p>
          </table:table-cell>
          <table:table-cell table:style-name="ce52"/>
          <table:table-cell table:number-columns-repeated="16354"/>
        </table:table-row>
        <table:table-row table:style-name="ro4">
          <table:table-cell table:number-columns-repeated="3"/>
          <table:table-cell table:style-name="ce3"/>
          <table:table-cell table:style-name="ce6"/>
          <table:table-cell table:style-name="ce6" office:value-type="string" calcext:value-type="string">
            <text:p>(-548.5,-1188.5)</text:p>
          </table:table-cell>
          <table:table-cell table:style-name="ce6" table:number-columns-repeated="5"/>
          <table:table-cell table:style-name="ce6" office:value-type="string" calcext:value-type="string">
            <text:p>(0,-1188.5)</text:p>
          </table:table-cell>
          <table:table-cell table:style-name="ce6" table:number-columns-repeated="2"/>
          <table:table-cell table:style-name="ce6" office:value-type="string" calcext:value-type="string">
            <text:p>(411.5,-1188.5)</text:p>
          </table:table-cell>
          <table:table-cell table:style-name="ce6" table:number-columns-repeated="2"/>
          <table:table-cell table:style-name="ce6" office:value-type="string" calcext:value-type="string">
            <text:p>(548.5,-1188.5)</text:p>
          </table:table-cell>
          <table:table-cell table:style-name="ce48"/>
          <table:table-cell table:number-columns-repeated="16363"/>
        </table:table-row>
        <table:table-row table:style-name="ro4" table:number-rows-repeated="2">
          <table:table-cell table:number-columns-repeated="3"/>
          <table:table-cell table:style-name="ce3"/>
          <table:table-cell table:style-name="ce6" table:number-columns-repeated="14"/>
          <table:table-cell table:style-name="ce48"/>
          <table:table-cell table:number-columns-repeated="16363"/>
        </table:table-row>
        <table:table-row table:style-name="ro4">
          <table:table-cell table:number-columns-repeated="3"/>
          <table:table-cell table:style-name="ce3"/>
          <table:table-cell table:style-name="ce6" table:number-columns-repeated="13"/>
          <table:table-cell table:style-name="ce10"/>
          <table:table-cell table:style-name="ce48"/>
          <table:table-cell table:number-columns-repeated="16363"/>
        </table:table-row>
        <table:table-row table:style-name="ro5">
          <table:table-cell table:number-columns-repeated="3"/>
          <table:table-cell table:style-name="ce1005" office:value-type="string" calcext:value-type="string">
            <text:p>(-1048.5,-2188.5)</text:p>
          </table:table-cell>
          <table:table-cell table:style-name="ce9" table:number-columns-repeated="7"/>
          <table:table-cell table:style-name="ce9" office:value-type="string" calcext:value-type="string">
            <text:p>(0,-2188.5)</text:p>
          </table:table-cell>
          <table:table-cell table:style-name="ce9" table:number-columns-repeated="6"/>
          <table:table-cell table:style-name="ce49" office:value-type="string" calcext:value-type="string">
            <text:p>(1048.5,-2188.5)</text:p>
          </table:table-cell>
          <table:table-cell table:number-columns-repeated="16363"/>
        </table:table-row>
        <table:table-row table:style-name="ro5">
          <table:table-cell table:number-columns-repeated="3"/>
          <table:table-cell table:style-name="ce6" table:number-columns-repeated="2"/>
          <table:table-cell table:style-name="ce10"/>
          <table:table-cell table:style-name="ce6" table:number-columns-repeated="5"/>
          <table:table-cell table:style-name="ce10"/>
          <table:table-cell table:style-name="ce6" table:number-columns-repeated="6"/>
          <table:table-cell table:style-name="ce10"/>
          <table:table-cell table:number-columns-repeated="16363"/>
        </table:table-row>
        <table:table-row table:style-name="ro5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シングルスネットL</text:p>
          </table:table-cell>
          <table:table-cell table:number-columns-repeated="3"/>
          <table:table-cell table:formula="of:=ATAN([.J38]/[.K38])/PI()*180" office:value-type="float" office:value="0.752009116579905" calcext:value-type="float">
            <text:p>0.752009116579905</text:p>
          </table:table-cell>
          <table:table-cell table:formula="of:=[.N38]-[.Q38]" office:value-type="float" office:value="0.156" calcext:value-type="float">
            <text:p>0.156</text:p>
          </table:table-cell>
          <table:table-cell office:value-type="float" office:value="11.885" calcext:value-type="float">
            <text:p>11.885</text:p>
          </table:table-cell>
          <table:table-cell table:style-name="ce35" table:formula="of:=-4.115-0.914" office:value-type="float" office:value="-5.029" calcext:value-type="float">
            <text:p>-5.02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number-columns-repeated="4"/>
          <table:table-cell table:formula="of:=&quot;(&quot;&amp;[.L38]*100&amp;&quot;,&quot;&amp;[.P39]*100&amp;&quot;,&quot;&amp;[.O39]*100&amp;&quot;,&quot;&amp;[.M38]*100&amp;&quot;)&quot;" office:value-type="string" office:string-value="(-502.9,1188.5,0,1188.5)" calcext:value-type="string">
            <text:p>(-502.9,1188.5,0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5" table:formula="of:=-4.115-0.914" office:value-type="float" office:value="-5.029" calcext:value-type="float">
            <text:p>-5.029</text:p>
          </table:table-cell>
          <table:table-cell table:style-name="ce35" office:value-type="float" office:value="11.885" calcext:value-type="float">
            <text:p>11.88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シングルスネットR</text:p>
          </table:table-cell>
          <table:table-cell table:number-columns-repeated="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style-name="ce35" table:formula="of:=4.115+0.914" office:value-type="float" office:value="5.029" calcext:value-type="float">
            <text:p>5.02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number-columns-repeated="16365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ネットL</text:p>
          </table:table-cell>
          <table:table-cell table:number-columns-repeated="6"/>
          <table:table-cell table:style-name="ce35" table:formula="of:=-5.485-0.914" office:value-type="float" office:value="-6.399" calcext:value-type="float">
            <text:p>-6.39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number-columns-repeated="4"/>
          <table:table-cell table:formula="of:=&quot;(&quot;&amp;[.L42]*100&amp;&quot;,&quot;&amp;[.P43]*100&amp;&quot;,&quot;&amp;[.O43]*100&amp;&quot;,&quot;&amp;[.M42]*100&amp;&quot;)&quot;" office:value-type="string" office:string-value="(-639.9,0,0,1188.5)" calcext:value-type="string">
            <text:p>(-639.9,0,0,1188.5)</text:p>
          </table:table-cell>
          <table:table-cell table:number-columns-repeated="16360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ネットR</text:p>
          </table:table-cell>
          <table:table-cell table:number-columns-repeated="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style-name="ce35" table:formula="of:=5.485+0.914" office:value-type="float" office:value="6.399" calcext:value-type="float">
            <text:p>6.39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number-columns-repeated="16365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サイドラインL</text:p>
          </table:table-cell>
          <table:table-cell table:number-columns-repeated="3"/>
          <table:table-cell table:style-name="ce24" table:number-columns-repeated="2"/>
          <table:table-cell/>
          <table:table-cell table:style-name="ce36" office:value-type="float" office:value="-5.485" calcext:value-type="float">
            <text:p>-5.485 </text:p>
          </table:table-cell>
          <table:table-cell table:style-name="ce36" office:value-type="float" office:value="23.77" calcext:value-type="float">
            <text:p>23.770 </text:p>
          </table:table-cell>
          <table:table-cell office:value-type="string" calcext:value-type="string">
            <text:p>～</text:p>
          </table:table-cell>
          <table:table-cell table:style-name="ce37" table:formula="of:=-5.485+0.05" office:value-type="float" office:value="-5.435" calcext:value-type="float">
            <text:p>-5.43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number-columns-repeated="2"/>
          <table:table-cell table:number-columns-repeated="2"/>
          <table:table-cell table:formula="of:=&quot;(&quot;&amp;[.L46]*100&amp;&quot;,&quot;&amp;[.P47]*100&amp;&quot;,&quot;&amp;[.O47]*100&amp;&quot;,&quot;&amp;[.M46]*100&amp;&quot;)&quot;" office:value-type="string" office:string-value="(-548.5,0,-543.5,2377)" calcext:value-type="string">
            <text:p>(-548.5,0,-543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6" office:value-type="float" office:value="-5.485" calcext:value-type="float">
            <text:p>-5.485 </text:p>
          </table:table-cell>
          <table:table-cell table:style-name="ce36" office:value-type="float" office:value="0" calcext:value-type="float">
            <text:p>0.000 </text:p>
          </table:table-cell>
          <table:table-cell/>
          <table:table-cell table:style-name="ce37" table:formula="of:=-5.485+0.05" office:value-type="float" office:value="-5.435" calcext:value-type="float">
            <text:p>-5.43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number-columns-repeated="2"/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サイドラインL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7" table:formula="of:=[.L49]+0.05" office:value-type="float" office:value="-4.065" calcext:value-type="float">
            <text:p>-4.06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49]/0.3048" office:value-type="float" office:value="-13.3366141732283" calcext:value-type="float">
            <text:p>-13.3 </text:p>
          </table:table-cell>
          <table:table-cell table:style-name="ce25" table:formula="of:=[.P49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49]*100&amp;&quot;,&quot;&amp;[.P50]*100&amp;&quot;,&quot;&amp;[.O50]*100&amp;&quot;,&quot;&amp;[.M49]*100&amp;&quot;)&quot;" office:value-type="string" office:string-value="(-411.5,0,-406.5,2377)" calcext:value-type="string">
            <text:p>(-411.5,0,-406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7" table:formula="of:=[.L50]+0.05" office:value-type="float" office:value="-4.065" calcext:value-type="float">
            <text:p>-4.06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50]/0.3048" office:value-type="float" office:value="-13.3366141732283" calcext:value-type="float">
            <text:p>-13.3 </text:p>
          </table:table-cell>
          <table:table-cell table:style-name="ce25" table:formula="of:=[.P50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5">
          <table:table-cell table:number-columns-repeated="4"/>
          <table:table-cell office:value-type="string" calcext:value-type="string">
            <text:p>センターサービスライン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18.285" calcext:value-type="float">
            <text:p>18.285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18.285" calcext:value-type="float">
            <text:p>18.285 </text:p>
          </table:table-cell>
          <table:table-cell/>
          <table:table-cell table:style-name="ce25" table:formula="of:=[.O52]/0.3048" office:value-type="float" office:value="0.0820209973753281" calcext:value-type="float">
            <text:p>0.1 </text:p>
          </table:table-cell>
          <table:table-cell table:style-name="ce25" table:formula="of:=[.P52]/0.9144" office:value-type="float" office:value="19.996719160105" calcext:value-type="float">
            <text:p>20.0 </text:p>
          </table:table-cell>
          <table:table-cell table:number-columns-repeated="2"/>
          <table:table-cell table:formula="of:=&quot;(&quot;&amp;[.L52]*100&amp;&quot;,&quot;&amp;[.P53]*100&amp;&quot;,&quot;&amp;[.O53]*100&amp;&quot;,&quot;&amp;[.M52]*100&amp;&quot;)&quot;" office:value-type="string" office:string-value="(-2.5,548.5,2.5,1828.5)" calcext:value-type="string">
            <text:p>(-2.5,548.5,2.5,1828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5.485" calcext:value-type="float">
            <text:p>5.485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5.485" calcext:value-type="float">
            <text:p>5.485 </text:p>
          </table:table-cell>
          <table:table-cell/>
          <table:table-cell table:style-name="ce25" table:formula="of:=[.O53]/0.3048" office:value-type="float" office:value="0.0820209973753281" calcext:value-type="float">
            <text:p>0.1 </text:p>
          </table:table-cell>
          <table:table-cell table:style-name="ce25" table:formula="of:=[.P53]/0.9144" office:value-type="float" office:value="5.99846894138233" calcext:value-type="float">
            <text:p>6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サイドラインR</text:p>
          </table:table-cell>
          <table:table-cell table:number-columns-repeated="3"/>
          <table:table-cell table:style-name="ce25" table:number-columns-repeated="2"/>
          <table:table-cell/>
          <table:table-cell table:style-name="ce37" table:formula="of:=[.O55]-0.05" office:value-type="float" office:value="5.435" calcext:value-type="float">
            <text:p>5.43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42" office:value-type="float" office:value="5.485" calcext:value-type="float">
            <text:p>5.485</text:p>
          </table:table-cell>
          <table:table-cell table:style-name="ce36" office:value-type="float" office:value="23.77" calcext:value-type="float">
            <text:p>23.770 </text:p>
          </table:table-cell>
          <table:table-cell/>
          <table:table-cell table:style-name="ce25" table:formula="of:=[.O55]/0.3048" office:value-type="float" office:value="17.995406824147" calcext:value-type="float">
            <text:p>18.0 </text:p>
          </table:table-cell>
          <table:table-cell table:style-name="ce25" table:formula="of:=[.P55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55]*100&amp;&quot;,&quot;&amp;[.P56]*100&amp;&quot;,&quot;&amp;[.O56]*100&amp;&quot;,&quot;&amp;[.M55]*100&amp;&quot;)&quot;" office:value-type="string" office:string-value="(543.5,0,548.5,2377)" calcext:value-type="string">
            <text:p>(543.5,0,548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table:formula="of:=[.O56]-0.05" office:value-type="float" office:value="5.435" calcext:value-type="float">
            <text:p>5.43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42" office:value-type="float" office:value="5.485" calcext:value-type="float">
            <text:p>5.485</text:p>
          </table:table-cell>
          <table:table-cell table:style-name="ce36" office:value-type="float" office:value="0" calcext:value-type="float">
            <text:p>0.000 </text:p>
          </table:table-cell>
          <table:table-cell/>
          <table:table-cell table:style-name="ce25" table:formula="of:=[.O56]/0.3048" office:value-type="float" office:value="17.995406824147" calcext:value-type="float">
            <text:p>18.0 </text:p>
          </table:table-cell>
          <table:table-cell table:style-name="ce25" table:formula="of:=[.P56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サイドラインR</text:p>
          </table:table-cell>
          <table:table-cell table:number-columns-repeated="3"/>
          <table:table-cell table:style-name="ce25" table:number-columns-repeated="2"/>
          <table:table-cell/>
          <table:table-cell table:style-name="ce37" table:formula="of:=[.O58]-0.05" office:value-type="float" office:value="4.065" calcext:value-type="float">
            <text:p>4.06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58]/0.3048" office:value-type="float" office:value="13.500656167979" calcext:value-type="float">
            <text:p>13.5 </text:p>
          </table:table-cell>
          <table:table-cell table:style-name="ce25" table:formula="of:=[.P58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58]*100&amp;&quot;,&quot;&amp;[.P59]*100&amp;&quot;,&quot;&amp;[.O59]*100&amp;&quot;,&quot;&amp;[.M58]*100&amp;&quot;)&quot;" office:value-type="string" office:string-value="(406.5,0,411.5,2377)" calcext:value-type="string">
            <text:p>(406.5,0,411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table:formula="of:=[.O59]-0.05" office:value-type="float" office:value="4.065" calcext:value-type="float">
            <text:p>4.06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59]/0.3048" office:value-type="float" office:value="13.500656167979" calcext:value-type="float">
            <text:p>13.5 </text:p>
          </table:table-cell>
          <table:table-cell table:style-name="ce25" table:formula="of:=[.P59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ベースライン1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23.77" calcext:value-type="float">
            <text:p>23.770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61]/0.3048" office:value-type="float" office:value="17.995406824147" calcext:value-type="float">
            <text:p>18.0 </text:p>
          </table:table-cell>
          <table:table-cell table:style-name="ce25" table:formula="of:=[.P61]/0.3048" office:value-type="float" office:value="77.9855643044619" calcext:value-type="float">
            <text:p>78.0 </text:p>
          </table:table-cell>
          <table:table-cell table:number-columns-repeated="2"/>
          <table:table-cell table:formula="of:=&quot;(&quot;&amp;[.L61]*100&amp;&quot;,&quot;&amp;[.P62]*100&amp;&quot;,&quot;&amp;[.O62]*100&amp;&quot;,&quot;&amp;[.M61]*100&amp;&quot;)&quot;" office:value-type="string" office:string-value="(-548.5,2367,548.5,2377)" calcext:value-type="string">
            <text:p>(-548.5,2367,548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table:formula="of:=[.M61]-0.1" office:value-type="float" office:value="23.67" calcext:value-type="float">
            <text:p>23.67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[.P61]-0.1" office:value-type="float" office:value="23.67" calcext:value-type="float">
            <text:p>23.670 </text:p>
          </table:table-cell>
          <table:table-cell/>
          <table:table-cell table:style-name="ce25" table:formula="of:=[.O62]/0.3048" office:value-type="float" office:value="17.995406824147" calcext:value-type="float">
            <text:p>18.0 </text:p>
          </table:table-cell>
          <table:table-cell table:style-name="ce25" table:formula="of:=[.P62]/0.3048" office:value-type="float" office:value="77.6574803149606" calcext:value-type="float">
            <text:p>77.7 </text:p>
          </table:table-cell>
          <table:table-cell table:number-columns-repeated="16363"/>
        </table:table-row>
        <table:table-row table:style-name="ro5">
          <table:table-cell table:number-columns-repeated="14"/>
          <table:table-cell table:style-name="ce35" table:number-columns-repeated="2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マーク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table:formula="of:=[.M61]" office:value-type="float" office:value="23.77" calcext:value-type="float">
            <text:p>23.77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table:formula="of:=[.P61]" office:value-type="float" office:value="23.77" calcext:value-type="float">
            <text:p>23.770 </text:p>
          </table:table-cell>
          <table:table-cell/>
          <table:table-cell table:style-name="ce25" table:formula="of:=[.O64]/0.3048" office:value-type="float" office:value="0.0820209973753281" calcext:value-type="float">
            <text:p>0.1 </text:p>
          </table:table-cell>
          <table:table-cell table:style-name="ce25" table:formula="of:=[.P64]/0.3048" office:value-type="float" office:value="77.9855643044619" calcext:value-type="float">
            <text:p>78.0 </text:p>
          </table:table-cell>
          <table:table-cell table:number-columns-repeated="2"/>
          <table:table-cell table:formula="of:=&quot;(&quot;&amp;[.L64]*100&amp;&quot;,&quot;&amp;[.P65]*100&amp;&quot;,&quot;&amp;[.O65]*100&amp;&quot;,&quot;&amp;[.M64]*100&amp;&quot;)&quot;" office:value-type="string" office:string-value="(-2.5,2357,2.5,2377)" calcext:value-type="string">
            <text:p>(-2.5,2357,2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table:formula="of:=[.M64]-0.2" office:value-type="float" office:value="23.57" calcext:value-type="float">
            <text:p>23.57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table:formula="of:=[.P64]-0.2" office:value-type="float" office:value="23.57" calcext:value-type="float">
            <text:p>23.570 </text:p>
          </table:table-cell>
          <table:table-cell/>
          <table:table-cell table:style-name="ce25" table:formula="of:=[.O65]/0.3048" office:value-type="float" office:value="0.0820209973753281" calcext:value-type="float">
            <text:p>0.1 </text:p>
          </table:table-cell>
          <table:table-cell table:style-name="ce25" table:formula="of:=[.P65]/0.3048" office:value-type="float" office:value="77.3293963254593" calcext:value-type="float">
            <text:p>77.3 </text:p>
          </table:table-cell>
          <table:table-cell table:number-columns-repeated="16363"/>
        </table:table-row>
        <table:table-row table:style-name="ro5">
          <table:table-cell table:number-columns-repeated="16"/>
          <table:table-cell table:style-name="ce38"/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サービスライン1</text:p>
          </table:table-cell>
          <table:table-cell table:number-columns-repeated="3"/>
          <table:table-cell table:style-name="ce25" table:number-columns-repeated="2"/>
          <table:table-cell/>
          <table:table-cell table:style-name="ce36" office:value-type="float" office:value="-4.115" calcext:value-type="float">
            <text:p>-4.115 </text:p>
          </table:table-cell>
          <table:table-cell table:style-name="ce36" office:value-type="float" office:value="18.285" calcext:value-type="float">
            <text:p>18.285 </text:p>
          </table:table-cell>
          <table:table-cell table:style-name="ce41"/>
          <table:table-cell table:style-name="ce42" office:value-type="float" office:value="4.115" calcext:value-type="float">
            <text:p>4.115</text:p>
          </table:table-cell>
          <table:table-cell table:style-name="ce36" office:value-type="float" office:value="18.285" calcext:value-type="float">
            <text:p>18.285 </text:p>
          </table:table-cell>
          <table:table-cell table:style-name="ce38"/>
          <table:table-cell table:style-name="ce25" table:formula="of:=[.O67]/0.3048" office:value-type="float" office:value="13.500656167979" calcext:value-type="float">
            <text:p>13.5 </text:p>
          </table:table-cell>
          <table:table-cell table:style-name="ce25" table:formula="of:=[.P67]/0.3048" office:value-type="float" office:value="59.990157480315" calcext:value-type="float">
            <text:p>60.0 </text:p>
          </table:table-cell>
          <table:table-cell table:number-columns-repeated="2"/>
          <table:table-cell table:formula="of:=&quot;(&quot;&amp;[.L67]*100&amp;&quot;,&quot;&amp;[.P68]*100&amp;&quot;,&quot;&amp;[.O68]*100&amp;&quot;,&quot;&amp;[.M67]*100&amp;&quot;)&quot;" office:value-type="string" office:string-value="(-411.5,1823.5,411.5,1828.5)" calcext:value-type="string">
            <text:p>(-411.5,1823.5,411.5,1828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[.M67]-0.05" office:value-type="float" office:value="18.235" calcext:value-type="float">
            <text:p>18.23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[.P67]-0.05" office:value-type="float" office:value="18.235" calcext:value-type="float">
            <text:p>18.235 </text:p>
          </table:table-cell>
          <table:table-cell/>
          <table:table-cell table:style-name="ce25" table:formula="of:=[.O68]/0.3048" office:value-type="float" office:value="13.500656167979" calcext:value-type="float">
            <text:p>13.5 </text:p>
          </table:table-cell>
          <table:table-cell table:style-name="ce25" table:formula="of:=[.P68]/0.3048" office:value-type="float" office:value="59.8261154855643" calcext:value-type="float">
            <text:p>59.8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ライン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25" table:formula="of:=[.O70]/0.3048" office:value-type="float" office:value="13.500656167979" calcext:value-type="float">
            <text:p>13.5 </text:p>
          </table:table-cell>
          <table:table-cell table:style-name="ce25" table:formula="of:=[.P70]/0.3048" office:value-type="float" office:value="38.992782152231" calcext:value-type="float">
            <text:p>39.0 </text:p>
          </table:table-cell>
          <table:table-cell table:number-columns-repeated="16363"/>
        </table:table-row>
        <table:table-row table:style-name="ro5">
          <table:table-cell table:number-columns-repeated="8"/>
          <table:table-cell table:style-name="ce25" table:number-columns-repeated="2"/>
          <table:table-cell table:number-columns-repeated="2"/>
          <table:table-cell table:style-name="ce38"/>
          <table:table-cell/>
          <table:table-cell table:style-name="ce35" table:number-columns-repeated="2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サービスライン2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[.M73]+0.05" office:value-type="float" office:value="5.535" calcext:value-type="float">
            <text:p>5.53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[.P73]+0.05" office:value-type="float" office:value="5.535" calcext:value-type="float">
            <text:p>5.535 </text:p>
          </table:table-cell>
          <table:table-cell/>
          <table:table-cell table:style-name="ce25" table:formula="of:=[.O72]/0.3048" office:value-type="float" office:value="13.500656167979" calcext:value-type="float">
            <text:p>13.5 </text:p>
          </table:table-cell>
          <table:table-cell table:style-name="ce25" table:formula="of:=[.P72]/0.3048" office:value-type="float" office:value="18.1594488188976" calcext:value-type="float">
            <text:p>18.2 </text:p>
          </table:table-cell>
          <table:table-cell table:number-columns-repeated="2"/>
          <table:table-cell table:formula="of:=&quot;(&quot;&amp;[.L72]*100&amp;&quot;,&quot;&amp;[.P73]*100&amp;&quot;,&quot;&amp;[.O73]*100&amp;&quot;,&quot;&amp;[.M72]*100&amp;&quot;)&quot;" office:value-type="string" office:string-value="(-411.5,548.5,411.5,553.5)" calcext:value-type="string">
            <text:p>(-411.5,548.5,411.5,553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6" office:value-type="float" office:value="-4.115" calcext:value-type="float">
            <text:p>-4.115 </text:p>
          </table:table-cell>
          <table:table-cell table:style-name="ce36" office:value-type="float" office:value="5.485" calcext:value-type="float">
            <text:p>5.485 </text:p>
          </table:table-cell>
          <table:table-cell table:style-name="ce41" office:value-type="string" calcext:value-type="string">
            <text:p>～</text:p>
          </table:table-cell>
          <table:table-cell table:style-name="ce43" office:value-type="float" office:value="4.115" calcext:value-type="float">
            <text:p>4.115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25" table:formula="of:=[.O73]/0.3048" office:value-type="float" office:value="13.500656167979" calcext:value-type="float">
            <text:p>13.5 </text:p>
          </table:table-cell>
          <table:table-cell table:style-name="ce25" table:formula="of:=[.P73]/0.3048" office:value-type="float" office:value="17.995406824147" calcext:value-type="float">
            <text:p>18.0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マーク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0.2" calcext:value-type="float">
            <text:p>0.20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0.2" calcext:value-type="float">
            <text:p>0.200 </text:p>
          </table:table-cell>
          <table:table-cell/>
          <table:table-cell table:style-name="ce25" table:formula="of:=[.O75]/0.3048" office:value-type="float" office:value="0.0820209973753281" calcext:value-type="float">
            <text:p>0.1 </text:p>
          </table:table-cell>
          <table:table-cell table:style-name="ce25" table:formula="of:=[.P75]/0.3048" office:value-type="float" office:value="0.656167979002625" calcext:value-type="float">
            <text:p>0.7 </text:p>
          </table:table-cell>
          <table:table-cell table:number-columns-repeated="2"/>
          <table:table-cell table:formula="of:=&quot;(&quot;&amp;[.L75]*100&amp;&quot;,&quot;&amp;[.P76]*100&amp;&quot;,&quot;&amp;[.O76]*100&amp;&quot;,&quot;&amp;[.M75]*100&amp;&quot;)&quot;" office:value-type="string" office:string-value="(-2.5,0,2.5,20)" calcext:value-type="string">
            <text:p>(-2.5,0,2.5,20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76]/0.3048" office:value-type="float" office:value="0.0820209973753281" calcext:value-type="float">
            <text:p>0.1 </text:p>
          </table:table-cell>
          <table:table-cell table:style-name="ce25" table:formula="of:=[.P76]/0.3048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4"/>
          <table:table-cell table:style-name="ce35" table:number-columns-repeated="2"/>
          <table:table-cell table:number-columns-repeated="16366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.1" calcext:value-type="float">
            <text:p>0.10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.1" calcext:value-type="float">
            <text:p>0.100 </text:p>
          </table:table-cell>
          <table:table-cell/>
          <table:table-cell table:style-name="ce25" table:formula="of:=[.O78]/0.3048" office:value-type="float" office:value="17.995406824147" calcext:value-type="float">
            <text:p>18.0 </text:p>
          </table:table-cell>
          <table:table-cell table:style-name="ce25" table:formula="of:=[.P78]/0.3048" office:value-type="float" office:value="0.328083989501312" calcext:value-type="float">
            <text:p>0.3 </text:p>
          </table:table-cell>
          <table:table-cell table:number-columns-repeated="2"/>
          <table:table-cell table:formula="of:=&quot;(&quot;&amp;[.L78]*100&amp;&quot;,&quot;&amp;[.P79]*100&amp;&quot;,&quot;&amp;[.O79]*100&amp;&quot;,&quot;&amp;[.M78]*100&amp;&quot;)&quot;" office:value-type="string" office:string-value="(-548.5,0,548.5,10)" calcext:value-type="string">
            <text:p>(-548.5,0,548.5,10)</text:p>
          </table:table-cell>
          <table:table-cell table:number-columns-repeated="16360"/>
        </table:table-row>
        <table:table-row table:style-name="ro2">
          <table:table-cell table:number-columns-repeated="4"/>
          <table:table-cell office:value-type="string" calcext:value-type="string">
            <text:p>ベースライン2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" calcext:value-type="float">
            <text:p>0.000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79]/0.3048" office:value-type="float" office:value="17.995406824147" calcext:value-type="float">
            <text:p>18.0 </text:p>
          </table:table-cell>
          <table:table-cell table:style-name="ce25" table:formula="of:=[.P79]/0.3048" office:value-type="float" office:value="0" calcext:value-type="float">
            <text:p>0.0 </text:p>
          </table:table-cell>
          <table:table-cell table:number-columns-repeated="16363"/>
        </table:table-row>
        <table:table-row table:style-name="ro5" table:number-rows-repeated="2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判定1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23.77" calcext:value-type="float">
            <text:p>23.770 </text:p>
          </table:table-cell>
          <table:table-cell table:number-columns-repeated="2"/>
          <table:table-cell office:value-type="string" calcext:value-type="string">
            <text:p>singlesjudge1=</text:p>
          </table:table-cell>
          <table:table-cell table:number-columns-repeated="2"/>
          <table:table-cell table:formula="of:=&quot;(&quot;&amp;[.L82]*100&amp;&quot;,&quot;&amp;[.P83]*100&amp;&quot;,&quot;&amp;[.O83]*100&amp;&quot;,&quot;&amp;[.M82]*100&amp;&quot;)&quot;" office:value-type="string" office:string-value="(-411.5,1188.5,411.5,2377)" calcext:value-type="string">
            <text:p>(-411.5,1188.5,411.5,2377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シングルス判定2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inglesjudge2=</text:p>
          </table:table-cell>
          <table:table-cell table:number-columns-repeated="2"/>
          <table:table-cell table:formula="of:=&quot;(&quot;&amp;[.L85]*100&amp;&quot;,&quot;&amp;[.P86]*100&amp;&quot;,&quot;&amp;[.O86]*100&amp;&quot;,&quot;&amp;[.M85]*100&amp;&quot;)&quot;" office:value-type="string" office:string-value="(-411.5,0,411.5,1188.5)" calcext:value-type="string">
            <text:p>(-411.5,0,411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0" calcext:value-type="float">
            <text:p>0.000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ダブルス判定1</text:p>
          </table:table-cell>
          <table:table-cell table:number-columns-repeated="6"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23.77" calcext:value-type="float">
            <text:p>23.770 </text:p>
          </table:table-cell>
          <table:table-cell table:number-columns-repeated="2"/>
          <table:table-cell office:value-type="string" calcext:value-type="string">
            <text:p>doublesjudge1=</text:p>
          </table:table-cell>
          <table:table-cell table:number-columns-repeated="2"/>
          <table:table-cell table:formula="of:=&quot;(&quot;&amp;[.L88]*100&amp;&quot;,&quot;&amp;[.P89]*100&amp;&quot;,&quot;&amp;[.O89]*100&amp;&quot;,&quot;&amp;[.M88]*100&amp;&quot;)&quot;" office:value-type="string" office:string-value="(-548.5,1188.5,548.5,2377)" calcext:value-type="string">
            <text:p>(-548.5,1188.5,548.5,2377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5.485" calcext:value-type="float">
            <text:p>-5.48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ダブルス判定2</text:p>
          </table:table-cell>
          <table:table-cell table:number-columns-repeated="6"/>
          <table:table-cell table:style-name="ce37" office:value-type="float" office:value="-5.485" calcext:value-type="float">
            <text:p>-5.48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doublesjudge2=</text:p>
          </table:table-cell>
          <table:table-cell table:number-columns-repeated="2"/>
          <table:table-cell table:formula="of:=&quot;(&quot;&amp;[.L91]*100&amp;&quot;,&quot;&amp;[.P92]*100&amp;&quot;,&quot;&amp;[.O92]*100&amp;&quot;,&quot;&amp;[.M91]*100&amp;&quot;)&quot;" office:value-type="string" office:string-value="(-548.5,0,548.5,1188.5)" calcext:value-type="string">
            <text:p>(-548.5,0,548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" calcext:value-type="float">
            <text:p>0.000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1D</text:p>
          </table:table-cell>
          <table:table-cell table:number-columns-repeated="4"/>
          <table:table-cell table:style-name="ce26"/>
          <table:table-cell/>
          <table:table-cell table:style-name="ce37" office:value-type="float" office:value="-4.115" calcext:value-type="float">
            <text:p>-4.115 </text:p>
          </table:table-cell>
          <table:table-cell table:style-name="ce39" office:value-type="float" office:value="18.285" calcext:value-type="float">
            <text:p>18.285 </text:p>
          </table:table-cell>
          <table:table-cell table:style-name="ce40"/>
          <table:table-cell table:style-name="ce44" office:value-type="float" office:value="0.025" calcext:value-type="float">
            <text:p>0.025</text:p>
          </table:table-cell>
          <table:table-cell table:style-name="ce39" office:value-type="float" office:value="18.285" calcext:value-type="float">
            <text:p>18.285 </text:p>
          </table:table-cell>
          <table:table-cell table:number-columns-repeated="2"/>
          <table:table-cell office:value-type="string" calcext:value-type="string">
            <text:p>servicejudge1d=</text:p>
          </table:table-cell>
          <table:table-cell table:number-columns-repeated="2"/>
          <table:table-cell table:formula="of:=&quot;(&quot;&amp;[.L94]*100&amp;&quot;,&quot;&amp;[.P95]*100&amp;&quot;,&quot;&amp;[.O95]*100&amp;&quot;,&quot;&amp;[.M94]*100&amp;&quot;)&quot;" office:value-type="string" office:string-value="(-411.5,1188.5,2.5,1828.5)" calcext:value-type="string">
            <text:p>(-411.5,1188.5,2.5,182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9" table:formula="of:=23.77/2" office:value-type="float" office:value="11.885" calcext:value-type="float">
            <text:p>11.885 </text:p>
          </table:table-cell>
          <table:table-cell table:style-name="ce40"/>
          <table:table-cell table:style-name="ce44" office:value-type="float" office:value="0.025" calcext:value-type="float">
            <text:p>0.025</text:p>
          </table:table-cell>
          <table:table-cell table:style-name="ce39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40" table:number-columns-repeated="4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サービス判定1A</text:p>
          </table:table-cell>
          <table:table-cell table:number-columns-repeated="6"/>
          <table:table-cell table:style-name="ce37" office:value-type="float" office:value="-0.025" calcext:value-type="float">
            <text:p>-0.025 </text:p>
          </table:table-cell>
          <table:table-cell table:style-name="ce39" office:value-type="float" office:value="18.285" calcext:value-type="float">
            <text:p>18.285 </text:p>
          </table:table-cell>
          <table:table-cell table:style-name="ce40"/>
          <table:table-cell table:style-name="ce44" office:value-type="float" office:value="4.115" calcext:value-type="float">
            <text:p>4.115</text:p>
          </table:table-cell>
          <table:table-cell table:style-name="ce39" office:value-type="float" office:value="18.285" calcext:value-type="float">
            <text:p>18.285 </text:p>
          </table:table-cell>
          <table:table-cell table:number-columns-repeated="2"/>
          <table:table-cell office:value-type="string" calcext:value-type="string">
            <text:p>servicejudge1a=</text:p>
          </table:table-cell>
          <table:table-cell table:number-columns-repeated="2"/>
          <table:table-cell table:formula="of:=&quot;(&quot;&amp;[.L97]*100&amp;&quot;,&quot;&amp;[.P98]*100&amp;&quot;,&quot;&amp;[.O98]*100&amp;&quot;,&quot;&amp;[.M97]*100&amp;&quot;)&quot;" office:value-type="string" office:string-value="(-2.5,1188.5,411.5,1828.5)" calcext:value-type="string">
            <text:p>(-2.5,1188.5,411.5,182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0.025" calcext:value-type="float">
            <text:p>-0.02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2D</text:p>
          </table:table-cell>
          <table:table-cell table:number-columns-repeated="6"/>
          <table:table-cell table:style-name="ce37" office:value-type="float" office:value="-0.025" calcext:value-type="float">
            <text:p>-0.02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44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ervicejudge2d=</text:p>
          </table:table-cell>
          <table:table-cell table:number-columns-repeated="2"/>
          <table:table-cell table:formula="of:=&quot;(&quot;&amp;[.L100]*100&amp;&quot;,&quot;&amp;[.P101]*100&amp;&quot;,&quot;&amp;[.O101]*100&amp;&quot;,&quot;&amp;[.M100]*100&amp;&quot;)&quot;" office:value-type="string" office:string-value="(-2.5,548.5,411.5,1188.5)" calcext:value-type="string">
            <text:p>(-2.5,548.5,411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0.025" calcext:value-type="float">
            <text:p>-0.025 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6" office:value-type="float" office:value="5.485" calcext:value-type="float">
            <text:p>5.485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2A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44" office:value-type="float" office:value="0.025" calcext:value-type="float">
            <text:p>0.02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ervicejudge2a=</text:p>
          </table:table-cell>
          <table:table-cell table:number-columns-repeated="2"/>
          <table:table-cell table:formula="of:=&quot;(&quot;&amp;[.L103]*100&amp;&quot;,&quot;&amp;[.P104]*100&amp;&quot;,&quot;&amp;[.O104]*100&amp;&quot;,&quot;&amp;[.M103]*100&amp;&quot;)&quot;" office:value-type="string" office:string-value="(-411.5,548.5,2.5,1188.5)" calcext:value-type="string">
            <text:p>(-411.5,548.5,2.5,1188.5)</text:p>
          </table:table-cell>
          <table:table-cell table:number-columns-repeated="16360"/>
        </table:table-row>
        <table:table-row table:style-name="ro1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44" office:value-type="float" office:value="0.025" calcext:value-type="float">
            <text:p>0.025</text:p>
          </table:table-cell>
          <table:table-cell table:style-name="ce36" office:value-type="float" office:value="5.485" calcext:value-type="float">
            <text:p>5.485 </text:p>
          </table:table-cell>
          <table:table-cell table:number-columns-repeated="16366"/>
        </table:table-row>
        <table:table-row table:style-name="ro1" table:number-rows-repeated="1048471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ゴシック" svg:font-family="'ＭＳ ゴシック'" style:font-family-generic="swiss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体" style:font-family-generic="roman" style:font-pitch="variable" fo:font-size="12pt" fo:language="en" fo:country="US" style:letter-kerning="true" style:font-family-asian="游明朝体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体" style:font-family-asian="游ゴシック体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number number:decimal-places="3" number:min-decimal-places="3" number:min-integer-digits="1"/>
      <number:text loext:blank-width-char=" "> </number:text>
    </number:number-style>
    <number:number-style style:name="N160">
      <number:number number:decimal-places="1" number:min-decimal-places="1" number:min-integer-digits="1"/>
      <number:text loext:blank-width-char=" "> </number:text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1" fo:font-family="'ＭＳ Ｐゴシック'" style:font-family-generic="swiss" fo:font-size="11pt" style:font-name-asian="ＭＳ Ｐゴシック1" style:font-family-asian="'ＭＳ Ｐゴシック'" style:font-family-generic-asian="swiss" style:font-size-asian="11pt" style:font-name-complex="ＭＳ Ｐゴシック1" style:font-family-complex="'ＭＳ Ｐゴシック'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ゴシック" fo:font-family="'ＭＳ ゴシック'" style:font-family-generic="swiss" fo:font-size="9pt" fo:font-style="normal" fo:text-shadow="none" style:text-underline-style="none" fo:font-weight="normal" style:font-name-asian="ＭＳ ゴシック" style:font-family-asian="'ＭＳ ゴシック'" style:font-family-generic-asian="swiss" style:font-size-asian="9pt" style:font-style-asian="normal" style:font-weight-asian="normal" style:font-name-complex="ＭＳ ゴシック" style:font-family-complex="'ＭＳ ゴシック'" style:font-family-generic-complex="swiss" style:font-size-complex="9pt" style:font-style-complex="normal" style:font-weight-complex="normal">
        <loext:char-complex-color loext:theme-type="dark1" loext:color-type="theme"/>
      </style:text-properties>
    </style:style>
    <draw:marker draw:name="線の終点_20_1" draw:display-name="線の終点 1" svg:viewBox="0 0 20 30" svg:d="M10 0l-10 30h20z"/>
    <loext:theme loext:name="Office テーマ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00/00/00</text:date>, <text:time style:data-style-name="N2" text:time-value="21:24:35.97060318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スピード" style:display-name="PageStyle_スピード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_20__28_2_29_" style:display-name="PageStyle_Sheet2 (2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色マップ" style:display-name="PageStyle_色マップ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色マップ2" style:display-name="PageStyle_色マップ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ニスコート" style:display-name="PageStyle_テニスコート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zuo.kawarabayashi</meta:initial-creator>
    <meta:creation-date>2019-12-24T02:38:38</meta:creation-date>
    <dc:date>2025-05-03T22:09:02.688187018</dc:date>
    <meta:generator>LibreOffice/24.8.4.2$MacOSX_AARCH64 LibreOffice_project/bb3cfa12c7b1bf994ecc5649a80400d06cd71002</meta:generator>
    <meta:editing-duration>PT31M50S</meta:editing-duration>
    <meta:editing-cycles>2</meta:editing-cycles>
    <meta:document-statistic meta:table-count="1" meta:cell-count="420" meta:object-count="0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Macro1()
'
' Macro1 Macro
'

'
    Range("J1").Select
    w = 1
Do While w &gt; 0
    DoEvents
    
    ActiveCell.Offset(1, 0).Select
    If IsError(ActiveCell.Value) Then
    Else
        c = ActiveCell.Value
        If (c = "") Then
            w = 0
        End If
        
        If (Left(c, 1) = "#") Then
            r = Val("&amp;H" &amp; Mid(c, 2, 2))
            g = Val("&amp;H" &amp; Mid(c, 4, 2))
            b = Val("&amp;H" &amp; Mid(c, 6, 2))
            ActiveCell.Interior.Color = RGB(r, g, b)
            
        
       End If
    End If

Loop
        
    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